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5c0b2" officeooo:paragraph-rsid="0015c0b2"/>
    </style:style>
    <style:style style:name="P2" style:family="paragraph" style:parent-style-name="Standard">
      <style:text-properties style:font-name="DejaVu Sans Mono" fo:font-size="14pt" officeooo:rsid="0015c0b2" officeooo:paragraph-rsid="0015c0b2" style:font-size-asian="14pt" style:font-size-complex="14pt"/>
    </style:style>
    <style:style style:name="P3" style:family="paragraph" style:parent-style-name="Standard">
      <style:text-properties style:font-name="DejaVu Sans Mono" fo:font-size="14pt" officeooo:rsid="001789ca" officeooo:paragraph-rsid="001789ca" style:font-size-asian="14pt" style:font-size-complex="14pt"/>
    </style:style>
    <style:style style:name="P4" style:family="paragraph" style:parent-style-name="Standard">
      <style:text-properties style:font-name="DejaVu Sans Mono" fo:font-size="14pt" officeooo:rsid="001a1dca" officeooo:paragraph-rsid="001a1dca" style:font-size-asian="14pt" style:font-size-complex="14pt"/>
    </style:style>
    <style:style style:name="P5" style:family="paragraph" style:parent-style-name="Standard">
      <style:text-properties style:font-name="DejaVu Sans Mono" fo:font-size="14pt" officeooo:rsid="001a1dca" officeooo:paragraph-rsid="00224f79" style:font-size-asian="14pt" style:font-size-complex="14pt"/>
    </style:style>
    <style:style style:name="P6" style:family="paragraph" style:parent-style-name="Standard">
      <style:text-properties style:font-name="DejaVu Sans Mono" fo:font-size="14pt" officeooo:rsid="002193e4" officeooo:paragraph-rsid="002193e4" style:font-size-asian="14pt" style:font-size-complex="14pt"/>
    </style:style>
    <style:style style:name="P7" style:family="paragraph" style:parent-style-name="Standard">
      <style:text-properties style:font-name="DejaVu Sans Mono" fo:font-size="14pt" officeooo:rsid="00224f79" officeooo:paragraph-rsid="00224f79" style:font-size-asian="14pt" style:font-size-complex="14pt"/>
    </style:style>
    <style:style style:name="P8" style:family="paragraph" style:parent-style-name="Standard">
      <style:text-properties style:font-name="DejaVu Sans Mono" fo:font-size="14pt" officeooo:rsid="001f750d" officeooo:paragraph-rsid="00224f79" style:font-size-asian="14pt" style:font-size-complex="14pt"/>
    </style:style>
    <style:style style:name="P9" style:family="paragraph" style:parent-style-name="Standard">
      <style:text-properties style:font-name="DejaVu Sans Mono" fo:font-size="14pt" officeooo:rsid="00233d3f" officeooo:paragraph-rsid="00233d3f" style:font-size-asian="14pt" style:font-size-complex="14pt"/>
    </style:style>
    <style:style style:name="P10" style:family="paragraph" style:parent-style-name="Standard" style:list-style-name="L1">
      <style:text-properties style:font-name="DejaVu Sans Mono" fo:font-size="14pt" officeooo:rsid="002193e4" officeooo:paragraph-rsid="001a1dca" style:font-size-asian="14pt" style:font-size-complex="14pt"/>
    </style:style>
    <style:style style:name="P11" style:family="paragraph" style:parent-style-name="Standard" style:list-style-name="L1">
      <style:text-properties style:font-name="DejaVu Sans Mono" fo:font-size="14pt" officeooo:rsid="002193e4" officeooo:paragraph-rsid="002193e4" style:font-size-asian="14pt" style:font-size-complex="14pt"/>
    </style:style>
    <style:style style:name="P12" style:family="paragraph" style:parent-style-name="Standard" style:list-style-name="L2">
      <style:text-properties style:font-name="DejaVu Sans Mono" fo:font-size="14pt" officeooo:rsid="00224f79" officeooo:paragraph-rsid="00224f79" style:font-size-asian="14pt" style:font-size-complex="14pt"/>
    </style:style>
    <style:style style:name="P13" style:family="paragraph" style:parent-style-name="Standard" style:list-style-name="L3">
      <style:text-properties style:font-name="DejaVu Sans Mono" fo:font-size="14pt" officeooo:rsid="00224f79" officeooo:paragraph-rsid="00224f79" style:font-size-asian="14pt" style:font-size-complex="14pt"/>
    </style:style>
    <style:style style:name="P14" style:family="paragraph" style:parent-style-name="Standard" style:list-style-name="L4">
      <style:text-properties style:font-name="DejaVu Sans Mono" fo:font-size="14pt" officeooo:rsid="00224f79" officeooo:paragraph-rsid="00224f79" style:font-size-asian="14pt" style:font-size-complex="14pt"/>
    </style:style>
    <style:style style:name="P15" style:family="paragraph" style:parent-style-name="Standard" style:list-style-name="L5">
      <style:text-properties style:font-name="DejaVu Sans Mono" fo:font-size="14pt" officeooo:rsid="00224f79" officeooo:paragraph-rsid="00224f79" style:font-size-asian="14pt" style:font-size-complex="14pt"/>
    </style:style>
    <style:style style:name="P16" style:family="paragraph" style:parent-style-name="Standard">
      <style:text-properties style:font-name="DejaVu Sans Mono" fo:font-size="14pt" officeooo:rsid="00233d3f" officeooo:paragraph-rsid="0029cbd7" style:font-size-asian="14pt" style:font-size-complex="14pt"/>
    </style:style>
    <style:style style:name="T1" style:family="text">
      <style:text-properties officeooo:rsid="001789ca"/>
    </style:style>
    <style:style style:name="T2" style:family="text">
      <style:text-properties fo:font-size="18pt" officeooo:rsid="001789ca" style:font-size-asian="18pt" style:font-size-complex="18pt"/>
    </style:style>
    <style:style style:name="T3" style:family="text">
      <style:text-properties officeooo:rsid="001a1dca"/>
    </style:style>
    <style:style style:name="T4" style:family="text">
      <style:text-properties officeooo:rsid="001f750d"/>
    </style:style>
    <style:style style:name="T5" style:family="text">
      <style:text-properties officeooo:rsid="002193e4"/>
    </style:style>
    <style:style style:name="T6" style:family="text">
      <style:text-properties officeooo:rsid="00224f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2">ADBMS MINI-PROJECT</text:span></text:p>
      <text:p text:style-name="P2">Topic: Hourly Discount <text:span text:style-name="T5">Website</text:span></text:p>
      <text:p text:style-name="P2"/>
      <text:p text:style-name="P9">Students:<text:tab/>Avish Kadakia 15101C2007</text:p>
      <text:p text:style-name="P16"><text:tab/><text:tab/><text:tab/>Hunain Shah <text:s text:c="2"/>15101C2007</text:p>
      <text:p text:style-name="P9"><text:tab/><text:tab/><text:tab/>Tejas Gandhi</text:p>
      <text:p text:style-name="P9"/>
      <text:p text:style-name="P9">Branch: <text:tab/><text:tab/>INFT 3 C</text:p>
      <text:p text:style-name="P2"/>
      <text:p text:style-name="P2">Requirements:</text:p>
      <text:p text:style-name="P2"><text:tab/>S/W: Internet Connection,PHP,HTML,CSS,CODE IGNITER</text:p>
      <text:p text:style-name="P2"><text:tab/>JAVASCRIPT,JQUERY,PHPMYADMIN,LOCALHOST,<text:span text:style-name="T1">WEB BROWSER</text:span></text:p>
      <text:p text:style-name="P2"><text:tab/></text:p>
      <text:p text:style-name="P3">Synopsis: <text:span text:style-name="T3">HourlyDiscount is a website aimed at creating coupons and </text:span>displaying <text:span text:style-name="T3">them which provide discounts on hourly bases</text:span></text:p>
      <text:p text:style-name="P3"/>
      <text:p text:style-name="P6">The Idea</text:p>
      <text:p text:style-name="P4"/>
      <text:list xml:id="list8560399267270355231" text:style-name="L1">
        <text:list-item>
          <text:p text:style-name="P10">The main ways in which discount is provded is on basis of days or in some cases months.But this is a very ieffective way of offering discount for certain types of industry like the food industry.</text:p>
        </text:list-item>
        <text:list-item>
          <text:p text:style-name="P11">Using this website the food restraunts can upload or offera discount via coupons which last for hours.</text:p>
        </text:list-item>
        <text:list-item>
          <text:p text:style-name="P11">Due to this hourly basis of discount the low sales time like the afternoon hours in restraunts can become more lively and help for extra income.</text:p>
        </text:list-item>
        <text:list-item>
          <text:p text:style-name="P11">The procedure to register is the same for everyone.</text:p>
        </text:list-item>
        <text:list-item>
          <text:p text:style-name="P11">But in order to post coupons the account needs to enter some more information like the location of the shop ,the work email address,the varous contact numbers etc.</text:p>
        </text:list-item>
        <text:list-item>
          <text:p text:style-name="P11">Once this information is verified they can be given permissions to post coupons.</text:p>
        </text:list-item>
        <text:list-item>
          <text:p text:style-name="P11">The coupons will only display for the time frame they are valid after which they will automatically get deleted.</text:p>
        </text:list-item>
        <text:list-item>
          <text:p text:style-name="P11">The coupons will have useful information such as the the location of the store it is available in .</text:p>
        </text:list-item>
        <text:list-item>
          <text:p text:style-name="P11">The time left until its expiry etc.</text:p>
        </text:list-item>
        <text:list-item>
          <text:p text:style-name="P11">The users can view the coupons using varous filters like location ,rating ,most viewed,etc.</text:p>
        </text:list-item>
      </text:list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Page Descriptions</text:p>
      <text:p text:style-name="P6"/>
      <text:p text:style-name="P5"><text:tab/><text:span text:style-name="T4">Home: </text:span></text:p>
      <text:p text:style-name="P8"><text:tab/><text:tab/>It will contain</text:p>
      <text:list xml:id="list514022291727192240" text:style-name="L2">
        <text:list-item>
          <text:p text:style-name="P12">Main Carousel</text:p>
        </text:list-item>
        <text:list-item>
          <text:p text:style-name="P12">Search Bar</text:p>
        </text:list-item>
        <text:list-item>
          <text:p text:style-name="P12">Filter for sorting</text:p>
        </text:list-item>
        <text:list-item>
          <text:p text:style-name="P12">Certain coupons</text:p>
          <text:p text:style-name="P12"/>
        </text:list-item>
      </text:list>
      <text:p text:style-name="P5"><text:tab/><text:span text:style-name="T6">Login/Register:</text:span></text:p>
      <text:p text:style-name="P5"><text:tab/><text:tab/><text:span text:style-name="T4">It will contain</text:span></text:p>
      <text:list xml:id="list3483518042587698118" text:style-name="L3">
        <text:list-item>
          <text:p text:style-name="P13">It will contain an option to login or register</text:p>
        </text:list-item>
        <text:list-item>
          <text:p text:style-name="P13">The login section will contain a email and passoword feild</text:p>
        </text:list-item>
        <text:list-item>
          <text:p text:style-name="P13">The register will ask for some more information</text:p>
        </text:list-item>
      </text:list>
      <text:p text:style-name="P5"><text:tab/><text:span text:style-name="T6">About:</text:span></text:p>
      <text:p text:style-name="P5"><text:tab/><text:tab/><text:span text:style-name="T6">It will contain</text:span></text:p>
      <text:list xml:id="list5525573436829815124" text:style-name="L4">
        <text:list-item>
          <text:p text:style-name="P14">Information about the developers and the varous ideas of the website</text:p>
          <text:p text:style-name="P14"/>
        </text:list-item>
      </text:list>
      <text:p text:style-name="P5"><text:tab/><text:span text:style-name="T6">Post Coupons:</text:span></text:p>
      <text:p text:style-name="P5"><text:tab/><text:tab/><text:span text:style-name="T4">It will contain</text:span></text:p>
      <text:list xml:id="list5470322615482612140" text:style-name="L5">
        <text:list-item>
          <text:p text:style-name="P15">A sign up page to add more info for normal users</text:p>
        </text:list-item>
        <text:list-item>
          <text:p text:style-name="P15">For business users it will give option to add coupons edit account or view prevously posted coupons</text:p>
        </text:list-item>
      </text:list>
      <text:p text:style-name="P5"><text:tab/><text:tab/></text:p>
      <text:p text:style-name="P7">This is the main idea and description of the hourly discount webs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9:43:18.554829002</meta:creation-date>
    <dc:date>2016-10-30T20:03:24.917551148</dc:date>
    <meta:editing-duration>PT37M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45" meta:word-count="362" meta:character-count="2108" meta:non-whitespace-character-count="1777"/>
  </office:meta>
</office:document-meta>
</file>